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915c"/><text:span text:style-name="Strong_20_Emphasis">Usando o Faker no terminal</text:span></text:h>
      <text:p text:style-name="Text_20_body"><text:bookmark text:name="ec92"/>Para quem não conhece o <text:a xlink:type="simple" xlink:href="https://github.com/fzaninotto/Faker" text:style-name="Internet_20_link" text:visited-style-name="Visited_20_Internet_20_Link">Faker</text:a> é uma biblioteca em php criada para gerar dados fakes com o objetivo de popular banco de dados ou simular funcionalidades de um sistema com dados "reais".</text:p>
      <text:p text:style-name="Text_20_body"><text:bookmark text:name="393b"/>Inclusive já mostrei como criar Seeds e usar o Faker para popular uma base de dados com dados de testes aqui:</text:p>
      <text:section text:style-name="Sect1" text:name="960c">
        <text:p text:style-name="Text_20_body"><text:a xlink:type="simple" xlink:href="https://goo.gl/3Q4jlo" text:style-name="Internet_20_link" text:visited-style-name="Visited_20_Internet_20_Link"><text:span text:style-name="Strong_20_Emphasis">Populando sua aplicação em CakePHP 3 com dados de teste.</text:span></text:a><text:a xlink:type="simple" xlink:href="https://goo.gl/3Q4jlo" text:style-name="Internet_20_link" text:visited-style-name="Visited_20_Internet_20_Link"><text:line-break/></text:a><text:a xlink:type="simple" xlink:href="https://goo.gl/3Q4jlo" text:style-name="Internet_20_link" text:visited-style-name="Visited_20_Internet_20_Link"><text:span text:style-name="Emphasis">Oi de novo! Nesse post iremos aprender como gerar dados de testes para nossa aplicação de uma maneira transparente e…</text:span></text:a><text:a xlink:type="simple" xlink:href="https://goo.gl/3Q4jlo" text:style-name="Internet_20_link" text:visited-style-name="Visited_20_Internet_20_Link">goo.gl</text:a></text:p>
      </text:section>
      <text:p text:style-name="Text_20_body"><text:bookmark text:name="0474"/>Esse tipo de recurso não é exclusividade do php, existem bibliotecas similares para várias linguagens, como o <text:a xlink:type="simple" xlink:href="https://github.com/marak/Faker.js/" text:style-name="Internet_20_link" text:visited-style-name="Visited_20_Internet_20_Link">fake.js</text:a> ou o <text:a xlink:type="simple" xlink:href="https://github.com/stympy/faker" text:style-name="Internet_20_link" text:visited-style-name="Visited_20_Internet_20_Link">Faker</text:a> para ruby e até mesmo um cliente para linha de comando o <text:a xlink:type="simple" xlink:href="https://github.com/bit3/faker-cli" text:style-name="Internet_20_link" text:visited-style-name="Visited_20_Internet_20_Link">faker-cli</text:a> mas por motivos de estudo resolvi desenvolver minha própria implementação do Faker para a linha de comando e achei que seria uma boa compartilhar com a galera para quem sabe receber uns pull requests e ficar melhor :) .</text:p>
      <text:p text:style-name="Text_20_body"><text:bookmark text:name="f4e5"/>Apesar de já existir posts planejados para mostrar como criar um aplicativo que rode na linha de comando, e, empacotar e distribuir essas aplicações escritas em php, esse não é o objetivo desse artigo. Aqui vou apenas mostrar o funcionamento dessa ferramenta, como baixar e instalar e tentar angariar alguns colaboradores.</text:p>
      <text:p text:style-name="Text_20_body"><text:bookmark text:name="b63c"/>Então vamos lá. Quem nunca precisou gerar um json com uma lista de dados de testes para simular o funcionamento de alguma coisa tanto no front, como em algum aplicativo móvel, ou precisou gerar um xml ou csv para ver como sua aplicação se comporta ao ler esses arquivos, ou até mesmo quis gerar aquele SQL com 100 inserts para inserir no banco.</text:p>
      <text:p text:style-name="Text_20_body"><text:bookmark text:name="c910"/>Pois é, isso acontece direto comigo, e sempre eu crio um arquivo php, faço ele gerar isso em um for, copio o resultado e daí continuo meu trabalho. E foi esse um dos motivos que me levou a criar essa maravilhosa ferramenta chamada <text:a xlink:type="simple" xlink:href="https://github.com/josimar-lemos/faker-console" text:style-name="Internet_20_link" text:visited-style-name="Visited_20_Internet_20_Link">faker-console</text:a> hehehe.</text:p>
      <text:p text:style-name="Text_20_body"><text:bookmark text:name="0814"/>O faker-console nada mais é que uma ferramenta que roda na linha de comando e é integrado com o <text:a xlink:type="simple" xlink:href="https://github.com/fzaninotto/Faker" text:style-name="Internet_20_link" text:visited-style-name="Visited_20_Internet_20_Link">Faker</text:a>. Em tese essa integração permite que qualquer dado que possa ser gerado pela interface do Faker também seja gerado pelo terminal deixando o processo de geração de dados “fakes” mais ágil, já que com um único comando é possível salvar um json com os registros gerados pelo Faker.</text:p>
      <text:h text:style-name="Heading_20_4" text:outline-level="4"><text:bookmark text:name="e6e7"/>Instalação</text:h>
      <text:p text:style-name="Text_20_body"><text:bookmark text:name="020e"/>Essa é a parte fácil, voce pode fazer o download <text:a xlink:type="simple" xlink:href="https://github.com/josimar-lemos/faker-console/releases/download/v0.1-beta/faker-console.phar" text:style-name="Internet_20_link" text:visited-style-name="Visited_20_Internet_20_Link">aqui</text:a>, o arquivo tá um pouco grande, mas já tô aprendendo como resolver isso. Ou pode rodar esse comando no terminal:</text:p>
      <text:p text:style-name="P1"><text:bookmark text:name="90ca"/>$ wget https://github.com/josimar-lemos/faker-console/releases/download/v0.1-beta/faker-console.phar</text:p>
      <text:p text:style-name="Text_20_body"><text:bookmark text:name="724e"/>Depois entre, pelo terminal, no diretório que foi feito do download e execute:</text:p>
      <text:p text:style-name="Preformatted_20_Text"><text:bookmark text:name="ac63"/>$ <text:span text:style-name="Strong_20_Emphasis">php faker-console.phar</text:span></text:p>
      <text:p text:style-name="Preformatted_20_Text">Faker Generator version 0.0.1</text:p>
      <text:p text:style-name="Preformatted_20_Text">Usage:</text:p>
      <text:p text:style-name="Preformatted_20_Text"><text:s text:c="2"/>command [options] [arguments]</text:p>
      <text:p text:style-name="Preformatted_20_Text"><text:soft-page-break/>Options:</text:p>
      <text:p text:style-name="Preformatted_20_Text"><text:s text:c="2"/>-h, --help <text:s text:c="11"/>Display this help message</text:p>
      <text:p text:style-name="Preformatted_20_Text"><text:s text:c="2"/>-q, --quiet <text:s text:c="10"/>Do not output any message</text:p>
      <text:p text:style-name="P1">.................................................</text:p>
      <text:p text:style-name="Text_20_body"><text:bookmark text:name="6521"/>Você vai ver algo parecido com a saída acima.</text:p>
      <text:p text:style-name="Text_20_body"><text:bookmark text:name="ea5a"/>Opcionalmente você pode tornar o arquivo executável e mover ele para a pasta de binários, deixando comando faker-console disponível globalmente.</text:p>
      <text:p text:style-name="Preformatted_20_Text"><text:bookmark text:name="87d9"/>$ sudo chmod +x faker-console.phar</text:p>
      <text:p text:style-name="Preformatted_20_Text">$ sudo mv faker-console.phar /usr/local/bin/faker-console</text:p>
      <text:p text:style-name="P1">$ faker-console</text:p>
      <text:p text:style-name="Text_20_body"><text:bookmark text:name="b9a2"/>Eu fiz isso usando o <text:span text:style-name="Strong_20_Emphasis">ubuntu</text:span>, mas no <text:span text:style-name="Strong_20_Emphasis">mac os</text:span> também funciona. Agora meu amigo se você usa <text:span text:style-name="Strong_20_Emphasis">windows</text:span> eu não tenho a menor idéia de como fazer isso, mas se você não conseguir deixa um comentário aí que agente dá um jeito.</text:p>
      <text:h text:style-name="Heading_20_4" text:outline-level="4"><text:bookmark text:name="bb71"/>Gerando registros</text:h>
      <text:p text:style-name="Text_20_body"><text:bookmark text:name="9b24"/><text:span text:style-name="Strong_20_Emphasis">I. Campos únicos:</text:span></text:p>
      <text:p text:style-name="P1"><text:bookmark text:name="d37b"/>$ faker-console generate name</text:p>
      <text:p text:style-name="Preformatted_20_Text"><text:bookmark text:name="086c"/>.............................</text:p>
      <text:p text:style-name="Preformatted_20_Text">{</text:p>
      <text:p text:style-name="Preformatted_20_Text"><text:s text:c="4"/>"name": "Tyra Huels"</text:p>
      <text:p text:style-name="P1">}</text:p>
      <text:p text:style-name="Text_20_body"><text:bookmark text:name="12ed"/><text:span text:style-name="Strong_20_Emphasis">II. Múltiplos campos:</text:span></text:p>
      <text:p text:style-name="P1"><text:bookmark text:name="6f69"/>faker-console generate name:email:address</text:p>
      <text:p text:style-name="Preformatted_20_Text"><text:bookmark text:name="e6fe"/>..........................................</text:p>
      <text:p text:style-name="Preformatted_20_Text">{</text:p>
      <text:p text:style-name="Preformatted_20_Text"><text:s text:c="4"/>"name": "Prof. Stacey Anderson MD",</text:p>
      <text:p text:style-name="Preformatted_20_Text"><text:s text:c="4"/>"email": "hudson.louvenia@schmitt.com",</text:p>
      <text:p text:style-name="Preformatted_20_Text"><text:s text:c="4"/>"address": "6194 Berge Drives\nMarvinfort, IN 43300-3528"</text:p>
      <text:p text:style-name="P1">}</text:p>
      <text:p text:style-name="Text_20_body"><text:bookmark text:name="a951"/><text:span text:style-name="Strong_20_Emphasis">III. Múltiplos registros:</text:span></text:p>
      <text:p text:style-name="P1"><text:bookmark text:name="8fbc"/>$ faker-console generate name:email:address <text:span text:style-name="Strong_20_Emphasis">--quantity=10</text:span></text:p>
      <text:p text:style-name="Preformatted_20_Text"><text:bookmark text:name="0647"/>............................................................</text:p>
      <text:p text:style-name="Preformatted_20_Text">[</text:p>
      <text:p text:style-name="Preformatted_20_Text"><text:s text:c="4"/>{</text:p>
      <text:p text:style-name="Preformatted_20_Text"><text:s text:c="8"/>"name": "Michale Wehner Jr.",</text:p>
      <text:p text:style-name="Preformatted_20_Text"><text:s text:c="8"/>"email": "genoveva.shields@orn.biz",</text:p>
      <text:p text:style-name="Preformatted_20_Text"><text:s text:c="8"/>"address": "453 Hand Springs Apt. 879\nNew Trudie, HI 51497"</text:p>
      <text:p text:style-name="Preformatted_20_Text"><text:s text:c="4"/>},</text:p>
      <text:p text:style-name="Preformatted_20_Text"><text:s text:c="4"/>{</text:p>
      <text:p text:style-name="Preformatted_20_Text"><text:s text:c="8"/>"name": "Berniece Thiel",</text:p>
      <text:p text:style-name="Preformatted_20_Text"><text:s text:c="8"/>"email": "ariane.flatley@hotmail.com",</text:p>
      <text:p text:style-name="Preformatted_20_Text"><text:s text:c="8"/>"address": "23459 Webster Ports Apt. 091\nNew Norval, VA 06801"</text:p>
      <text:p text:style-name="Preformatted_20_Text"><text:s text:c="4"/>},</text:p>
      <text:p text:style-name="P1"><text:s text:c="4"/>...</text:p>
      <text:p text:style-name="Text_20_body"><text:bookmark text:name="39da"/>No momento essas são as únicas possibilidades, mas já estou implementando novos recursos que <text:soft-page-break/>em breve estarão em novas distros.</text:p>
      <text:h text:style-name="Heading_20_4" text:outline-level="4"><text:bookmark text:name="f95a"/>Campos disponíveis</text:h>
      <text:p text:style-name="Text_20_body"><text:bookmark text:name="4905"/>Veja os campos que podem ser usados <text:a xlink:type="simple" xlink:href="https://github.com/fzaninotto/Faker#formatters" text:style-name="Internet_20_link" text:visited-style-name="Visited_20_Internet_20_Link">aqui</text:a></text:p>
      <text:h text:style-name="Heading_20_4" text:outline-level="4"><text:bookmark text:name="ea3a"/>Salvando registros</text:h>
      <text:p text:style-name="Text_20_body"><text:bookmark text:name="fe51"/>Em breve irei inserir uma opção para salvar um arquivo com o resultado da geração em uma determinada localização.</text:p>
      <text:p text:style-name="Text_20_body"><text:bookmark text:name="21dd"/>Enquanto isso não ocorre você pode salvar um arquivo com o retorno assim:</text:p>
      <text:p text:style-name="P1"><text:bookmark text:name="c224"/>$ faker-console generate name:email:address --quantity=10 &gt; ~/Desktop/usuarios.json</text:p>
      <text:p text:style-name="Text_20_body"><text:bookmark text:name="2bfd"/>Onde o “&gt;” indica que o retorno será escrito no arquivo “~/Desktop/usuarios.json”.</text:p>
      <text:h text:style-name="Heading_20_4" text:outline-level="4"><text:bookmark text:name="55ee"/>Como contribuir?</text:h>
      <text:p text:style-name="Text_20_body"><text:bookmark text:name="7a2f"/>Agora vem a parte boa. Para contribuir é aquele padrão de sempre, faz um fork, clona, desenvolve alguma feature que está nas issues, commita e manda um pull request.</text:p>
      <text:p text:style-name="Text_20_body"><text:bookmark text:name="3fc3"/>E é claro sugerir novas issues, documentar e traduzir a documentação também são super válidas, talvez até mais que implementar código, então sintam-se a vontade para contribuir. Se alguém que tiver lido o post e não tem a minima ideia do que é um fork, um pull request, ou até mesmo git, no problem, vão deixando aí nos comentários que pode ser assunto para um próximo post.</text:p>
      <text:p text:style-name="Text_20_body"><text:bookmark text:name="b6ca"/>Outra coisa importante é que desde o começo, tudo está sendo coberto por testes, podem não tá lá esses testes, que se diga, hôôôôô como esses testes estão bons, mas tô fazendo o meu melhor :) .</text:p>
      <text:p text:style-name="Text_20_body"><text:bookmark text:name="a160"/>O projeto já está integrado com o travis-ci e sempre que um novo recurso for finalizado vou gerar uma nova release.</text:p>
      <text:p text:style-name="Horizontal_20_Line"/>
      <text:p text:style-name="Text_20_body"><text:bookmark text:name="c46f"/>Então é isso aí, espero que possamos aprender algo proveitoso tocando esse projet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bamar </meta:initial-creator>
    <meta:creation-date>2016-09-24T16:20:16.077383833</meta:creation-date>
    <dc:date>2016-09-24T16:20:49.631261651</dc:date>
    <dc:creator>Ribamar </dc:creator>
    <meta:editing-duration>PT35S</meta:editing-duration>
    <meta:editing-cycles>1</meta:editing-cycles>
    <meta:document-statistic meta:table-count="0" meta:image-count="0" meta:object-count="0" meta:page-count="3" meta:paragraph-count="71" meta:word-count="884" meta:character-count="5658" meta:non-whitespace-character-count="4738"/>
    <meta:generator>LibreOffice/5.0.3.2$Linux_X86_64 LibreOffice_project/00m0$Build-2</meta:generator>
  </office:meta>
</office:document-meta>
</file>